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6.55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80.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1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tency_leader_roundtrip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deCount</text:p>
          </table:table-cell>
          <table:table-cell office:value-type="string" calcext:value-type="string">
            <text:p>socket_tcp</text:p>
          </table:table-cell>
          <table:table-cell office:value-type="string" calcext:value-type="string">
            <text:p>mpi_infiniband</text:p>
          </table:table-cell>
          <table:table-cell office:value-type="string" calcext:value-type="string">
            <text:p>mpi_tc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72" calcext:value-type="float">
            <text:p>0.872</text:p>
          </table:table-cell>
          <table:table-cell office:value-type="float" office:value="2.35" calcext:value-type="float">
            <text:p>2.35</text:p>
          </table:table-cell>
          <table:table-cell office:value-type="float" office:value="2.222" calcext:value-type="float">
            <text:p>2.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38" calcext:value-type="float">
            <text:p>1.538</text:p>
          </table:table-cell>
          <table:table-cell office:value-type="float" office:value="3.096" calcext:value-type="float">
            <text:p>3.096</text:p>
          </table:table-cell>
          <table:table-cell office:value-type="float" office:value="3.366" calcext:value-type="float">
            <text:p>3.3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08" calcext:value-type="float">
            <text:p>1.708</text:p>
          </table:table-cell>
          <table:table-cell office:value-type="float" office:value="0.756" calcext:value-type="float">
            <text:p>0.756</text:p>
          </table:table-cell>
          <table:table-cell office:value-type="float" office:value="0.976" calcext:value-type="float">
            <text:p>0.9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58" calcext:value-type="float">
            <text:p>1.758</text:p>
          </table:table-cell>
          <table:table-cell office:value-type="float" office:value="1.066" calcext:value-type="float">
            <text:p>1.066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954" calcext:value-type="float">
            <text:p>1.954</text:p>
          </table:table-cell>
          <table:table-cell office:value-type="float" office:value="1.456" calcext:value-type="float">
            <text:p>1.456</text:p>
          </table:table-cell>
          <table:table-cell office:value-type="float" office:value="1.288" calcext:value-type="float">
            <text:p>1.2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08" calcext:value-type="float">
            <text:p>2.608</text:p>
          </table:table-cell>
          <table:table-cell office:value-type="float" office:value="1.604" calcext:value-type="float">
            <text:p>1.604</text:p>
          </table:table-cell>
          <table:table-cell office:value-type="float" office:value="1.594" calcext:value-type="float">
            <text:p>1.5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822" calcext:value-type="float">
            <text:p>2.822</text:p>
          </table:table-cell>
          <table:table-cell office:value-type="float" office:value="1.638" calcext:value-type="float">
            <text:p>1.638</text:p>
          </table:table-cell>
          <table:table-cell office:value-type="float" office:value="1.714" calcext:value-type="float">
            <text:p>1.7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824" calcext:value-type="float">
            <text:p>2.824</text:p>
          </table:table-cell>
          <table:table-cell office:value-type="float" office:value="1.842" calcext:value-type="float">
            <text:p>1.842</text:p>
          </table:table-cell>
          <table:table-cell office:value-type="float" office:value="2.093" calcext:value-type="float">
            <text:p>2.0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842" calcext:value-type="float">
            <text:p>2.842</text:p>
          </table:table-cell>
          <table:table-cell office:value-type="float" office:value="2.414" calcext:value-type="float">
            <text:p>2.414</text:p>
          </table:table-cell>
          <table:table-cell office:value-type="float" office:value="2.163" calcext:value-type="float">
            <text:p>2.1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74" calcext:value-type="float">
            <text:p>2.74</text:p>
          </table:table-cell>
          <table:table-cell office:value-type="float" office:value="2.098" calcext:value-type="float">
            <text:p>2.098</text:p>
          </table:table-cell>
          <table:table-cell office:value-type="float" office:value="2.05" calcext:value-type="float">
            <text:p>2.05</text:p>
          </table:table-cell>
        </table:table-row>
      </table:table>
      <table:table table:name="latency_pt2pt_roundtrip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nodeCount</text:p>
          </table:table-cell>
          <table:table-cell office:value-type="string" calcext:value-type="string">
            <text:p>socket_tcp</text:p>
          </table:table-cell>
          <table:table-cell office:value-type="string" calcext:value-type="string">
            <text:p>mpi_infiniband</text:p>
          </table:table-cell>
          <table:table-cell office:value-type="string" calcext:value-type="string">
            <text:p>mpi_tc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9" calcext:value-type="float">
            <text:p>0.639</text:p>
          </table:table-cell>
          <table:table-cell office:value-type="float" office:value="1.093" calcext:value-type="float">
            <text:p>1.093</text:p>
          </table:table-cell>
          <table:table-cell office:value-type="float" office:value="1.132" calcext:value-type="float">
            <text:p>1.1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15" calcext:value-type="float">
            <text:p>0.815</text:p>
          </table:table-cell>
          <table:table-cell office:value-type="float" office:value="1.725" calcext:value-type="float">
            <text:p>1.725</text:p>
          </table:table-cell>
          <table:table-cell office:value-type="float" office:value="1.605" calcext:value-type="float">
            <text:p>1.6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413" calcext:value-type="float">
            <text:p>0.413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79" calcext:value-type="float">
            <text:p>0.779</text:p>
          </table:table-cell>
          <table:table-cell office:value-type="float" office:value="0.56" calcext:value-type="float">
            <text:p>0.56</text:p>
          </table:table-cell>
          <table:table-cell office:value-type="float" office:value="0.453" calcext:value-type="float">
            <text:p>0.4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46" calcext:value-type="float">
            <text:p>0.846</text:p>
          </table:table-cell>
          <table:table-cell office:value-type="float" office:value="0.787" calcext:value-type="float">
            <text:p>0.787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84" calcext:value-type="float">
            <text:p>0.984</text:p>
          </table:table-cell>
          <table:table-cell office:value-type="float" office:value="0.645" calcext:value-type="float">
            <text:p>0.645</text:p>
          </table:table-cell>
          <table:table-cell office:value-type="float" office:value="0.718" calcext:value-type="float">
            <text:p>0.7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4" calcext:value-type="float">
            <text:p>0.94</text:p>
          </table:table-cell>
          <table:table-cell office:value-type="float" office:value="0.572" calcext:value-type="float">
            <text:p>0.572</text:p>
          </table:table-cell>
          <table:table-cell office:value-type="float" office:value="0.756" calcext:value-type="float">
            <text:p>0.7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82" calcext:value-type="float">
            <text:p>0.882</text:p>
          </table:table-cell>
          <table:table-cell office:value-type="float" office:value="0.572" calcext:value-type="float">
            <text:p>0.57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7" calcext:value-type="float">
            <text:p>0.957</text:p>
          </table:table-cell>
          <table:table-cell office:value-type="float" office:value="0.667" calcext:value-type="float">
            <text:p>0.667</text:p>
          </table:table-cell>
          <table:table-cell office:value-type="float" office:value="0.775" calcext:value-type="float">
            <text:p>0.7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05" calcext:value-type="float">
            <text:p>0.705</text:p>
          </table:table-cell>
          <table:table-cell office:value-type="float" office:value="0.871" calcext:value-type="float">
            <text:p>0.871</text:p>
          </table:table-cell>
          <table:table-cell office:value-type="float" office:value="0.818" calcext:value-type="float">
            <text:p>0.818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 office:value-type="string" calcext:value-type="string">
            <text:p>nodeCount</text:p>
          </table:table-cell>
          <table:table-cell office:value-type="string" calcext:value-type="string">
            <text:p>socket_tcp</text:p>
          </table:table-cell>
          <table:table-cell office:value-type="string" calcext:value-type="string">
            <text:p>mpi_infiniband</text:p>
          </table:table-cell>
          <table:table-cell office:value-type="string" calcext:value-type="string">
            <text:p>mpi_tc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000*1/[.B2]" office:value-type="float" office:value="1564.94522691706" calcext:value-type="float">
            <text:p>1564.94522691706</text:p>
          </table:table-cell>
          <table:table-cell table:formula="of:=1000*1/[.C2]" office:value-type="float" office:value="914.913083257091" calcext:value-type="float">
            <text:p>914.913083257091</text:p>
          </table:table-cell>
          <table:table-cell table:formula="of:=1000*1/[.D2]" office:value-type="float" office:value="883.39222614841" calcext:value-type="float">
            <text:p>883.392226148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000*1/[.B3]" office:value-type="float" office:value="1226.99386503067" calcext:value-type="float">
            <text:p>1226.99386503067</text:p>
          </table:table-cell>
          <table:table-cell table:formula="of:=1000*1/[.C3]" office:value-type="float" office:value="579.710144927536" calcext:value-type="float">
            <text:p>579.710144927536</text:p>
          </table:table-cell>
          <table:table-cell table:formula="of:=1000*1/[.D3]" office:value-type="float" office:value="623.052959501558" calcext:value-type="float">
            <text:p>623.0529595015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000*1/[.B4]" office:value-type="float" office:value="1428.57142857143" calcext:value-type="float">
            <text:p>1428.57142857143</text:p>
          </table:table-cell>
          <table:table-cell table:formula="of:=1000*1/[.C4]" office:value-type="float" office:value="2421.30750605327" calcext:value-type="float">
            <text:p>2421.30750605327</text:p>
          </table:table-cell>
          <table:table-cell table:formula="of:=1000*1/[.D4]" office:value-type="float" office:value="1904.7619047619" calcext:value-type="float">
            <text:p>1904.76190476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000*1/[.B5]" office:value-type="float" office:value="1283.69704749679" calcext:value-type="float">
            <text:p>1283.69704749679</text:p>
          </table:table-cell>
          <table:table-cell table:formula="of:=1000*1/[.C5]" office:value-type="float" office:value="1785.71428571429" calcext:value-type="float">
            <text:p>1785.71428571429</text:p>
          </table:table-cell>
          <table:table-cell table:formula="of:=1000*1/[.D5]" office:value-type="float" office:value="2207.5055187638" calcext:value-type="float">
            <text:p>2207.50551876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000*1/[.B6]" office:value-type="float" office:value="1182.03309692671" calcext:value-type="float">
            <text:p>1182.03309692671</text:p>
          </table:table-cell>
          <table:table-cell table:formula="of:=1000*1/[.C6]" office:value-type="float" office:value="1270.64803049555" calcext:value-type="float">
            <text:p>1270.64803049555</text:p>
          </table:table-cell>
          <table:table-cell table:formula="of:=1000*1/[.D6]" office:value-type="float" office:value="1862.19739292365" calcext:value-type="float">
            <text:p>1862.19739292365</text:p>
          </table:table-cell>
        </table:table-row>
      </table:table>
      <table:table table:name="Sheet4" table:style-name="ta1">
        <table:shapes>
          <draw:frame draw:z-index="0" draw:style-name="gr1" draw:text-style-name="P1" svg:width="406.63pt" svg:height="279.33pt" svg:x="240.38pt" svg:y="0pt">
            <loext:p draw:notify-on-update-of-ranges="latency_pt2pt_roundtrip.A2:latency_pt2pt_roundtrip.A11 latency_pt2pt_roundtrip.B1:latency_pt2pt_roundtrip.B1 latency_pt2pt_roundtrip.B2:latency_pt2pt_roundtrip.B11 latency_pt2pt_roundtrip.C1:latency_pt2pt_roundtrip.C1 latency_pt2pt_roundtrip.C2:latency_pt2pt_roundtrip.C11 latency_pt2pt_roundtrip.D1:latency_pt2pt_roundtrip.D1 latency_pt2pt_roundtrip.D2:latency_pt2pt_roundtrip.D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56pt" svg:height="276.32pt" svg:x="0pt" svg:y="0pt">
            <loext:p draw:notify-on-update-of-ranges="latency_leader_roundtrip.A2:latency_leader_roundtrip.A11 latency_leader_roundtrip.B1:latency_leader_roundtrip.B1 latency_leader_roundtrip.B2:latency_leader_roundtrip.B11 latency_leader_roundtrip.C1:latency_leader_roundtrip.C1 latency_leader_roundtrip.C2:latency_leader_roundtrip.C11 latency_leader_roundtrip.D1:latency_leader_roundtrip.D1 latency_leader_roundtrip.D2:latency_leader_roundtrip.D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53.46pt" svg:height="255.23pt" svg:x="20.3pt" svg:y="295.14pt">
            <loext:p draw:notify-on-update-of-ranges="latency_pt2pt_roundtrip.A21:latency_pt2pt_roundtrip.A25 latency_pt2pt_roundtrip.B20:latency_pt2pt_roundtrip.B20 latency_pt2pt_roundtrip.B21:latency_pt2pt_roundtrip.B25 latency_pt2pt_roundtrip.C20:latency_pt2pt_roundtrip.C20 latency_pt2pt_roundtrip.C21:latency_pt2pt_roundtrip.C25 latency_pt2pt_roundtrip.D20:latency_pt2pt_roundtrip.D20 latency_pt2pt_roundtrip.D21:latency_pt2pt_roundtrip.D2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osu_lat" table:style-name="ta1">
        <table:table-column table:style-name="co4" table:number-columns-repeated="5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ize(bytes)</text:p>
          </table:table-cell>
          <table:table-cell office:value-type="string" calcext:value-type="string">
            <text:p>c_mpi_infiniband</text:p>
          </table:table-cell>
          <table:table-cell office:value-type="string" calcext:value-type="string">
            <text:p>java_mpi_infiniband</text:p>
          </table:table-cell>
          <table:table-cell office:value-type="string" calcext:value-type="string">
            <text:p>c_mpi_tcp</text:p>
          </table:table-cell>
          <table:table-cell office:value-type="string" calcext:value-type="string">
            <text:p>java_mpi_tcp</text:p>
          </table:table-cell>
          <table:table-cell office:value-type="string" calcext:value-type="string">
            <text:p>java_socket_tcp</text:p>
          </table:table-cell>
          <table:table-cell office:value-type="string" calcext:value-type="string">
            <text:p>java_socket_tcp_op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5.131" calcext:value-type="float">
            <text:p>5.131</text:p>
          </table:table-cell>
          <table:table-cell office:value-type="float" office:value="13.82" calcext:value-type="float">
            <text:p>13.82</text:p>
          </table:table-cell>
          <table:table-cell office:value-type="float" office:value="19.762" calcext:value-type="float">
            <text:p>19.762</text:p>
          </table:table-cell>
          <table:table-cell office:value-type="float" office:value="370.651" calcext:value-type="float">
            <text:p>370.651</text:p>
          </table:table-cell>
          <table:table-cell office:value-type="float" office:value="32.839" calcext:value-type="float">
            <text:p>32.8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2.283" calcext:value-type="float">
            <text:p>2.283</text:p>
          </table:table-cell>
          <table:table-cell office:value-type="float" office:value="13.49" calcext:value-type="float">
            <text:p>13.49</text:p>
          </table:table-cell>
          <table:table-cell office:value-type="float" office:value="17.576" calcext:value-type="float">
            <text:p>17.576</text:p>
          </table:table-cell>
          <table:table-cell office:value-type="float" office:value="299.355" calcext:value-type="float">
            <text:p>299.355</text:p>
          </table:table-cell>
          <table:table-cell office:value-type="float" office:value="36.755" calcext:value-type="float">
            <text:p>36.7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6" calcext:value-type="float">
            <text:p>1.56</text:p>
          </table:table-cell>
          <table:table-cell office:value-type="float" office:value="2.078" calcext:value-type="float">
            <text:p>2.078</text:p>
          </table:table-cell>
          <table:table-cell office:value-type="float" office:value="12.24" calcext:value-type="float">
            <text:p>12.24</text:p>
          </table:table-cell>
          <table:table-cell office:value-type="float" office:value="16.118" calcext:value-type="float">
            <text:p>16.118</text:p>
          </table:table-cell>
          <table:table-cell office:value-type="float" office:value="238.492" calcext:value-type="float">
            <text:p>238.492</text:p>
          </table:table-cell>
          <table:table-cell office:value-type="float" office:value="27.043" calcext:value-type="float">
            <text:p>27.0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57" calcext:value-type="float">
            <text:p>1.57</text:p>
          </table:table-cell>
          <table:table-cell office:value-type="float" office:value="2.178" calcext:value-type="float">
            <text:p>2.178</text:p>
          </table:table-cell>
          <table:table-cell office:value-type="float" office:value="12.21" calcext:value-type="float">
            <text:p>12.21</text:p>
          </table:table-cell>
          <table:table-cell office:value-type="float" office:value="16.002" calcext:value-type="float">
            <text:p>16.002</text:p>
          </table:table-cell>
          <table:table-cell office:value-type="float" office:value="241.234" calcext:value-type="float">
            <text:p>241.234</text:p>
          </table:table-cell>
          <table:table-cell office:value-type="float" office:value="26.817" calcext:value-type="float">
            <text:p>26.8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59" calcext:value-type="float">
            <text:p>1.59</text:p>
          </table:table-cell>
          <table:table-cell office:value-type="float" office:value="2.194" calcext:value-type="float">
            <text:p>2.194</text:p>
          </table:table-cell>
          <table:table-cell office:value-type="float" office:value="12.24" calcext:value-type="float">
            <text:p>12.24</text:p>
          </table:table-cell>
          <table:table-cell office:value-type="float" office:value="16.238" calcext:value-type="float">
            <text:p>16.238</text:p>
          </table:table-cell>
          <table:table-cell office:value-type="float" office:value="244.724" calcext:value-type="float">
            <text:p>244.724</text:p>
          </table:table-cell>
          <table:table-cell office:value-type="float" office:value="26.922" calcext:value-type="float">
            <text:p>26.9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91" calcext:value-type="float">
            <text:p>1.91</text:p>
          </table:table-cell>
          <table:table-cell office:value-type="float" office:value="2.384" calcext:value-type="float">
            <text:p>2.384</text:p>
          </table:table-cell>
          <table:table-cell office:value-type="float" office:value="13.17" calcext:value-type="float">
            <text:p>13.17</text:p>
          </table:table-cell>
          <table:table-cell office:value-type="float" office:value="17.155" calcext:value-type="float">
            <text:p>17.155</text:p>
          </table:table-cell>
          <table:table-cell office:value-type="float" office:value="255.759" calcext:value-type="float">
            <text:p>255.759</text:p>
          </table:table-cell>
          <table:table-cell office:value-type="float" office:value="27.476" calcext:value-type="float">
            <text:p>27.4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.37" calcext:value-type="float">
            <text:p>2.37</text:p>
          </table:table-cell>
          <table:table-cell office:value-type="float" office:value="2.917" calcext:value-type="float">
            <text:p>2.917</text:p>
          </table:table-cell>
          <table:table-cell office:value-type="float" office:value="13.18" calcext:value-type="float">
            <text:p>13.18</text:p>
          </table:table-cell>
          <table:table-cell office:value-type="float" office:value="17.722" calcext:value-type="float">
            <text:p>17.722</text:p>
          </table:table-cell>
          <table:table-cell office:value-type="float" office:value="230.099" calcext:value-type="float">
            <text:p>230.099</text:p>
          </table:table-cell>
          <table:table-cell office:value-type="float" office:value="32.777" calcext:value-type="float">
            <text:p>32.77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.67" calcext:value-type="float">
            <text:p>2.67</text:p>
          </table:table-cell>
          <table:table-cell office:value-type="float" office:value="3.275" calcext:value-type="float">
            <text:p>3.275</text:p>
          </table:table-cell>
          <table:table-cell office:value-type="float" office:value="13.45" calcext:value-type="float">
            <text:p>13.45</text:p>
          </table:table-cell>
          <table:table-cell office:value-type="float" office:value="17.867" calcext:value-type="float">
            <text:p>17.867</text:p>
          </table:table-cell>
          <table:table-cell office:value-type="float" office:value="236.657" calcext:value-type="float">
            <text:p>236.657</text:p>
          </table:table-cell>
          <table:table-cell office:value-type="float" office:value="34.972" calcext:value-type="float">
            <text:p>34.97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.92" calcext:value-type="float">
            <text:p>2.92</text:p>
          </table:table-cell>
          <table:table-cell office:value-type="float" office:value="3.516" calcext:value-type="float">
            <text:p>3.516</text:p>
          </table:table-cell>
          <table:table-cell office:value-type="float" office:value="13.61" calcext:value-type="float">
            <text:p>13.61</text:p>
          </table:table-cell>
          <table:table-cell office:value-type="float" office:value="17.696" calcext:value-type="float">
            <text:p>17.696</text:p>
          </table:table-cell>
          <table:table-cell office:value-type="float" office:value="251.532" calcext:value-type="float">
            <text:p>251.532</text:p>
          </table:table-cell>
          <table:table-cell office:value-type="float" office:value="41.723" calcext:value-type="float">
            <text:p>41.72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.32" calcext:value-type="float">
            <text:p>3.32</text:p>
          </table:table-cell>
          <table:table-cell office:value-type="float" office:value="4.038" calcext:value-type="float">
            <text:p>4.038</text:p>
          </table:table-cell>
          <table:table-cell office:value-type="float" office:value="13.99" calcext:value-type="float">
            <text:p>13.99</text:p>
          </table:table-cell>
          <table:table-cell office:value-type="float" office:value="18.225" calcext:value-type="float">
            <text:p>18.225</text:p>
          </table:table-cell>
          <table:table-cell office:value-type="float" office:value="229.884" calcext:value-type="float">
            <text:p>229.884</text:p>
          </table:table-cell>
          <table:table-cell office:value-type="float" office:value="49.428" calcext:value-type="float">
            <text:p>49.42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.21" calcext:value-type="float">
            <text:p>4.21</text:p>
          </table:table-cell>
          <table:table-cell office:value-type="float" office:value="5.02" calcext:value-type="float">
            <text:p>5.02</text:p>
          </table:table-cell>
          <table:table-cell office:value-type="float" office:value="18.12" calcext:value-type="float">
            <text:p>18.12</text:p>
          </table:table-cell>
          <table:table-cell office:value-type="float" office:value="23.552" calcext:value-type="float">
            <text:p>23.552</text:p>
          </table:table-cell>
          <table:table-cell office:value-type="float" office:value="245.748" calcext:value-type="float">
            <text:p>245.748</text:p>
          </table:table-cell>
          <table:table-cell office:value-type="float" office:value="12.018" calcext:value-type="float">
            <text:p>12.01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5.32" calcext:value-type="float">
            <text:p>5.32</text:p>
          </table:table-cell>
          <table:table-cell office:value-type="float" office:value="6.134" calcext:value-type="float">
            <text:p>6.134</text:p>
          </table:table-cell>
          <table:table-cell office:value-type="float" office:value="20.15" calcext:value-type="float">
            <text:p>20.15</text:p>
          </table:table-cell>
          <table:table-cell office:value-type="float" office:value="26.892" calcext:value-type="float">
            <text:p>26.892</text:p>
          </table:table-cell>
          <table:table-cell office:value-type="float" office:value="265.576" calcext:value-type="float">
            <text:p>265.576</text:p>
          </table:table-cell>
          <table:table-cell office:value-type="float" office:value="17.777" calcext:value-type="float">
            <text:p>17.77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7.33" calcext:value-type="float">
            <text:p>7.33</text:p>
          </table:table-cell>
          <table:table-cell office:value-type="float" office:value="9.452" calcext:value-type="float">
            <text:p>9.452</text:p>
          </table:table-cell>
          <table:table-cell office:value-type="float" office:value="24.98" calcext:value-type="float">
            <text:p>24.98</text:p>
          </table:table-cell>
          <table:table-cell office:value-type="float" office:value="31.987" calcext:value-type="float">
            <text:p>31.987</text:p>
          </table:table-cell>
          <table:table-cell office:value-type="float" office:value="285.228" calcext:value-type="float">
            <text:p>285.228</text:p>
          </table:table-cell>
          <table:table-cell office:value-type="float" office:value="31.284" calcext:value-type="float">
            <text:p>31.28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9.46" calcext:value-type="float">
            <text:p>9.46</text:p>
          </table:table-cell>
          <table:table-cell office:value-type="float" office:value="17.145" calcext:value-type="float">
            <text:p>17.145</text:p>
          </table:table-cell>
          <table:table-cell office:value-type="float" office:value="33.87" calcext:value-type="float">
            <text:p>33.87</text:p>
          </table:table-cell>
          <table:table-cell office:value-type="float" office:value="45.79" calcext:value-type="float">
            <text:p>45.79</text:p>
          </table:table-cell>
          <table:table-cell office:value-type="float" office:value="296.532" calcext:value-type="float">
            <text:p>296.532</text:p>
          </table:table-cell>
          <table:table-cell office:value-type="float" office:value="56.237" calcext:value-type="float">
            <text:p>56.237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3.04" calcext:value-type="float">
            <text:p>13.04</text:p>
          </table:table-cell>
          <table:table-cell office:value-type="float" office:value="27.179" calcext:value-type="float">
            <text:p>27.179</text:p>
          </table:table-cell>
          <table:table-cell office:value-type="float" office:value="47.16" calcext:value-type="float">
            <text:p>47.16</text:p>
          </table:table-cell>
          <table:table-cell office:value-type="float" office:value="63.084" calcext:value-type="float">
            <text:p>63.084</text:p>
          </table:table-cell>
          <table:table-cell office:value-type="float" office:value="333.952" calcext:value-type="float">
            <text:p>333.952</text:p>
          </table:table-cell>
          <table:table-cell office:value-type="float" office:value="117.833" calcext:value-type="float">
            <text:p>117.833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0.1" calcext:value-type="float">
            <text:p>20.1</text:p>
          </table:table-cell>
          <table:table-cell office:value-type="float" office:value="46.181" calcext:value-type="float">
            <text:p>46.181</text:p>
          </table:table-cell>
          <table:table-cell office:value-type="float" office:value="499.88" calcext:value-type="float">
            <text:p>499.88</text:p>
          </table:table-cell>
          <table:table-cell office:value-type="float" office:value="514.292" calcext:value-type="float">
            <text:p>514.292</text:p>
          </table:table-cell>
          <table:table-cell office:value-type="float" office:value="327.176" calcext:value-type="float">
            <text:p>327.176</text:p>
          </table:table-cell>
          <table:table-cell office:value-type="float" office:value="278.136" calcext:value-type="float">
            <text:p>278.136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formula="of:=1000000/[.B2]" office:value-type="float" office:value="657894.736842105" calcext:value-type="float">
            <text:p>657894.736842105</text:p>
          </table:table-cell>
          <table:table-cell table:formula="of:=1000000/[.C2]" office:value-type="float" office:value="194893.782888326" calcext:value-type="float">
            <text:p>194893.782888326</text:p>
          </table:table-cell>
          <table:table-cell table:formula="of:=1000000/[.D2]" office:value-type="float" office:value="72358.9001447178" calcext:value-type="float">
            <text:p>72358.9001447178</text:p>
          </table:table-cell>
          <table:table-cell table:formula="of:=1000000/[.E2]" office:value-type="float" office:value="50602.1657726951" calcext:value-type="float">
            <text:p>50602.1657726951</text:p>
          </table:table-cell>
          <table:table-cell table:formula="of:=1000000/[.F2]" office:value-type="float" office:value="2697.95575892146" calcext:value-type="float">
            <text:p>2697.95575892146</text:p>
          </table:table-cell>
          <table:table-cell/>
        </table:table-row>
        <table:table-row table:style-name="ro1">
          <table:table-cell/>
          <table:table-cell table:formula="of:=1000000/[.B3]" office:value-type="float" office:value="657894.736842105" calcext:value-type="float">
            <text:p>657894.736842105</text:p>
          </table:table-cell>
          <table:table-cell table:formula="of:=1000000/[.C3]" office:value-type="float" office:value="438020.148926851" calcext:value-type="float">
            <text:p>438020.148926851</text:p>
          </table:table-cell>
          <table:table-cell table:formula="of:=1000000/[.D3]" office:value-type="float" office:value="74128.9844329133" calcext:value-type="float">
            <text:p>74128.9844329133</text:p>
          </table:table-cell>
          <table:table-cell table:formula="of:=1000000/[.E3]" office:value-type="float" office:value="56895.7669549386" calcext:value-type="float">
            <text:p>56895.7669549386</text:p>
          </table:table-cell>
          <table:table-cell table:formula="of:=1000000/[.F3]" office:value-type="float" office:value="3340.51544153263" calcext:value-type="float">
            <text:p>3340.51544153263</text:p>
          </table:table-cell>
          <table:table-cell/>
        </table:table-row>
        <table:table-row table:style-name="ro1">
          <table:table-cell/>
          <table:table-cell table:formula="of:=1000000/[.B4]" office:value-type="float" office:value="641025.641025641" calcext:value-type="float">
            <text:p>641025.641025641</text:p>
          </table:table-cell>
          <table:table-cell table:formula="of:=1000000/[.C4]" office:value-type="float" office:value="481231.953801732" calcext:value-type="float">
            <text:p>481231.953801732</text:p>
          </table:table-cell>
          <table:table-cell table:formula="of:=1000000/[.D4]" office:value-type="float" office:value="81699.3464052288" calcext:value-type="float">
            <text:p>81699.3464052288</text:p>
          </table:table-cell>
          <table:table-cell table:formula="of:=1000000/[.E4]" office:value-type="float" office:value="62042.4370269264" calcext:value-type="float">
            <text:p>62042.4370269264</text:p>
          </table:table-cell>
          <table:table-cell table:formula="of:=1000000/[.F4]" office:value-type="float" office:value="4193.01276353085" calcext:value-type="float">
            <text:p>4193.01276353085</text:p>
          </table:table-cell>
          <table:table-cell/>
        </table:table-row>
        <table:table-row table:style-name="ro1">
          <table:table-cell/>
          <table:table-cell table:formula="of:=1000000/[.B5]" office:value-type="float" office:value="636942.675159236" calcext:value-type="float">
            <text:p>636942.675159236</text:p>
          </table:table-cell>
          <table:table-cell table:formula="of:=1000000/[.C5]" office:value-type="float" office:value="459136.822773186" calcext:value-type="float">
            <text:p>459136.822773186</text:p>
          </table:table-cell>
          <table:table-cell table:formula="of:=1000000/[.D5]" office:value-type="float" office:value="81900.0819000819" calcext:value-type="float">
            <text:p>81900.0819000819</text:p>
          </table:table-cell>
          <table:table-cell table:formula="of:=1000000/[.E5]" office:value-type="float" office:value="62492.1884764405" calcext:value-type="float">
            <text:p>62492.1884764405</text:p>
          </table:table-cell>
          <table:table-cell table:formula="of:=1000000/[.F5]" office:value-type="float" office:value="4145.35264514952" calcext:value-type="float">
            <text:p>4145.35264514952</text:p>
          </table:table-cell>
          <table:table-cell/>
        </table:table-row>
        <table:table-row table:style-name="ro1">
          <table:table-cell/>
          <table:table-cell table:formula="of:=1000000/[.B6]" office:value-type="float" office:value="628930.817610063" calcext:value-type="float">
            <text:p>628930.817610063</text:p>
          </table:table-cell>
          <table:table-cell table:formula="of:=1000000/[.C6]" office:value-type="float" office:value="455788.514129444" calcext:value-type="float">
            <text:p>455788.514129444</text:p>
          </table:table-cell>
          <table:table-cell table:formula="of:=1000000/[.D6]" office:value-type="float" office:value="81699.3464052288" calcext:value-type="float">
            <text:p>81699.3464052288</text:p>
          </table:table-cell>
          <table:table-cell table:formula="of:=1000000/[.E6]" office:value-type="float" office:value="61583.9389087326" calcext:value-type="float">
            <text:p>61583.9389087326</text:p>
          </table:table-cell>
          <table:table-cell table:formula="of:=1000000/[.F6]" office:value-type="float" office:value="4086.23592291725" calcext:value-type="float">
            <text:p>4086.23592291725</text:p>
          </table:table-cell>
          <table:table-cell/>
        </table:table-row>
        <table:table-row table:style-name="ro1">
          <table:table-cell/>
          <table:table-cell table:formula="of:=1000000/[.B7]" office:value-type="float" office:value="523560.209424084" calcext:value-type="float">
            <text:p>523560.209424084</text:p>
          </table:table-cell>
          <table:table-cell table:formula="of:=1000000/[.C7]" office:value-type="float" office:value="419463.087248322" calcext:value-type="float">
            <text:p>419463.087248322</text:p>
          </table:table-cell>
          <table:table-cell table:formula="of:=1000000/[.D7]" office:value-type="float" office:value="75930.1442672741" calcext:value-type="float">
            <text:p>75930.1442672741</text:p>
          </table:table-cell>
          <table:table-cell table:formula="of:=1000000/[.E7]" office:value-type="float" office:value="58292.0431361119" calcext:value-type="float">
            <text:p>58292.0431361119</text:p>
          </table:table-cell>
          <table:table-cell table:formula="of:=1000000/[.F7]" office:value-type="float" office:value="3909.93083332356" calcext:value-type="float">
            <text:p>3909.93083332356</text:p>
          </table:table-cell>
          <table:table-cell/>
        </table:table-row>
        <table:table-row table:style-name="ro1">
          <table:table-cell/>
          <table:table-cell table:formula="of:=1000000/[.B8]" office:value-type="float" office:value="421940.928270042" calcext:value-type="float">
            <text:p>421940.928270042</text:p>
          </table:table-cell>
          <table:table-cell table:formula="of:=1000000/[.C8]" office:value-type="float" office:value="342817.963661296" calcext:value-type="float">
            <text:p>342817.963661296</text:p>
          </table:table-cell>
          <table:table-cell table:formula="of:=1000000/[.D8]" office:value-type="float" office:value="75872.5341426404" calcext:value-type="float">
            <text:p>75872.5341426404</text:p>
          </table:table-cell>
          <table:table-cell table:formula="of:=1000000/[.E8]" office:value-type="float" office:value="56427.0398374901" calcext:value-type="float">
            <text:p>56427.0398374901</text:p>
          </table:table-cell>
          <table:table-cell table:formula="of:=1000000/[.F8]" office:value-type="float" office:value="4345.95543657295" calcext:value-type="float">
            <text:p>4345.95543657295</text:p>
          </table:table-cell>
          <table:table-cell/>
        </table:table-row>
        <table:table-row table:style-name="ro1">
          <table:table-cell/>
          <table:table-cell table:formula="of:=1000000/[.B9]" office:value-type="float" office:value="374531.835205992" calcext:value-type="float">
            <text:p>374531.835205992</text:p>
          </table:table-cell>
          <table:table-cell table:formula="of:=1000000/[.C9]" office:value-type="float" office:value="305343.511450382" calcext:value-type="float">
            <text:p>305343.511450382</text:p>
          </table:table-cell>
          <table:table-cell table:formula="of:=1000000/[.D9]" office:value-type="float" office:value="74349.4423791822" calcext:value-type="float">
            <text:p>74349.4423791822</text:p>
          </table:table-cell>
          <table:table-cell table:formula="of:=1000000/[.E9]" office:value-type="float" office:value="55969.1050540102" calcext:value-type="float">
            <text:p>55969.1050540102</text:p>
          </table:table-cell>
          <table:table-cell table:formula="of:=1000000/[.F9]" office:value-type="float" office:value="4225.52470453018" calcext:value-type="float">
            <text:p>4225.52470453018</text:p>
          </table:table-cell>
          <table:table-cell/>
        </table:table-row>
        <table:table-row table:style-name="ro1">
          <table:table-cell/>
          <table:table-cell table:formula="of:=1000000/[.B10]" office:value-type="float" office:value="342465.753424658" calcext:value-type="float">
            <text:p>342465.753424658</text:p>
          </table:table-cell>
          <table:table-cell table:formula="of:=1000000/[.C10]" office:value-type="float" office:value="284414.106939704" calcext:value-type="float">
            <text:p>284414.106939704</text:p>
          </table:table-cell>
          <table:table-cell table:formula="of:=1000000/[.D10]" office:value-type="float" office:value="73475.3857457752" calcext:value-type="float">
            <text:p>73475.3857457752</text:p>
          </table:table-cell>
          <table:table-cell table:formula="of:=1000000/[.E10]" office:value-type="float" office:value="56509.9457504521" calcext:value-type="float">
            <text:p>56509.9457504521</text:p>
          </table:table-cell>
          <table:table-cell table:formula="of:=1000000/[.F10]" office:value-type="float" office:value="3975.63729465833" calcext:value-type="float">
            <text:p>3975.63729465833</text:p>
          </table:table-cell>
          <table:table-cell/>
        </table:table-row>
        <table:table-row table:style-name="ro1">
          <table:table-cell/>
          <table:table-cell table:formula="of:=1000000/[.B11]" office:value-type="float" office:value="301204.819277108" calcext:value-type="float">
            <text:p>301204.819277108</text:p>
          </table:table-cell>
          <table:table-cell table:formula="of:=1000000/[.C11]" office:value-type="float" office:value="247647.350173353" calcext:value-type="float">
            <text:p>247647.350173353</text:p>
          </table:table-cell>
          <table:table-cell table:formula="of:=1000000/[.D11]" office:value-type="float" office:value="71479.6283059328" calcext:value-type="float">
            <text:p>71479.6283059328</text:p>
          </table:table-cell>
          <table:table-cell table:formula="of:=1000000/[.E11]" office:value-type="float" office:value="54869.6844993141" calcext:value-type="float">
            <text:p>54869.6844993141</text:p>
          </table:table-cell>
          <table:table-cell table:formula="of:=1000000/[.F11]" office:value-type="float" office:value="4350.02001009205" calcext:value-type="float">
            <text:p>4350.02001009205</text:p>
          </table:table-cell>
          <table:table-cell/>
        </table:table-row>
        <table:table-row table:style-name="ro1">
          <table:table-cell/>
          <table:table-cell table:formula="of:=1000000/[.B12]" office:value-type="float" office:value="237529.691211401" calcext:value-type="float">
            <text:p>237529.691211401</text:p>
          </table:table-cell>
          <table:table-cell table:formula="of:=1000000/[.C12]" office:value-type="float" office:value="199203.187250996" calcext:value-type="float">
            <text:p>199203.187250996</text:p>
          </table:table-cell>
          <table:table-cell table:formula="of:=1000000/[.D12]" office:value-type="float" office:value="55187.6379690949" calcext:value-type="float">
            <text:p>55187.6379690949</text:p>
          </table:table-cell>
          <table:table-cell table:formula="of:=1000000/[.E12]" office:value-type="float" office:value="42459.2391304348" calcext:value-type="float">
            <text:p>42459.2391304348</text:p>
          </table:table-cell>
          <table:table-cell table:formula="of:=1000000/[.F12]" office:value-type="float" office:value="4069.20910851767" calcext:value-type="float">
            <text:p>4069.20910851767</text:p>
          </table:table-cell>
          <table:table-cell/>
        </table:table-row>
        <table:table-row table:style-name="ro1">
          <table:table-cell/>
          <table:table-cell table:formula="of:=1000000/[.B13]" office:value-type="float" office:value="187969.92481203" calcext:value-type="float">
            <text:p>187969.92481203</text:p>
          </table:table-cell>
          <table:table-cell table:formula="of:=1000000/[.C13]" office:value-type="float" office:value="163025.758069775" calcext:value-type="float">
            <text:p>163025.758069775</text:p>
          </table:table-cell>
          <table:table-cell table:formula="of:=1000000/[.D13]" office:value-type="float" office:value="49627.7915632754" calcext:value-type="float">
            <text:p>49627.7915632754</text:p>
          </table:table-cell>
          <table:table-cell table:formula="of:=1000000/[.E13]" office:value-type="float" office:value="37185.7801576677" calcext:value-type="float">
            <text:p>37185.7801576677</text:p>
          </table:table-cell>
          <table:table-cell table:formula="of:=1000000/[.F13]" office:value-type="float" office:value="3765.4004879959" calcext:value-type="float">
            <text:p>3765.4004879959</text:p>
          </table:table-cell>
          <table:table-cell/>
        </table:table-row>
        <table:table-row table:style-name="ro1">
          <table:table-cell/>
          <table:table-cell table:formula="of:=1000000/[.B14]" office:value-type="float" office:value="136425.648021828" calcext:value-type="float">
            <text:p>136425.648021828</text:p>
          </table:table-cell>
          <table:table-cell table:formula="of:=1000000/[.C14]" office:value-type="float" office:value="105797.714769361" calcext:value-type="float">
            <text:p>105797.714769361</text:p>
          </table:table-cell>
          <table:table-cell table:formula="of:=1000000/[.D14]" office:value-type="float" office:value="40032.0256204964" calcext:value-type="float">
            <text:p>40032.0256204964</text:p>
          </table:table-cell>
          <table:table-cell table:formula="of:=1000000/[.E14]" office:value-type="float" office:value="31262.7004720668" calcext:value-type="float">
            <text:p>31262.7004720668</text:p>
          </table:table-cell>
          <table:table-cell table:formula="of:=1000000/[.F14]" office:value-type="float" office:value="3505.96715609968" calcext:value-type="float">
            <text:p>3505.96715609968</text:p>
          </table:table-cell>
          <table:table-cell/>
        </table:table-row>
        <table:table-row table:style-name="ro1">
          <table:table-cell/>
          <table:table-cell table:formula="of:=1000000/[.B15]" office:value-type="float" office:value="105708.245243129" calcext:value-type="float">
            <text:p>105708.245243129</text:p>
          </table:table-cell>
          <table:table-cell table:formula="of:=1000000/[.C15]" office:value-type="float" office:value="58326.0425780111" calcext:value-type="float">
            <text:p>58326.0425780111</text:p>
          </table:table-cell>
          <table:table-cell table:formula="of:=1000000/[.D15]" office:value-type="float" office:value="29524.6530853262" calcext:value-type="float">
            <text:p>29524.6530853262</text:p>
          </table:table-cell>
          <table:table-cell table:formula="of:=1000000/[.E15]" office:value-type="float" office:value="21838.8294387421" calcext:value-type="float">
            <text:p>21838.8294387421</text:p>
          </table:table-cell>
          <table:table-cell table:formula="of:=1000000/[.F15]" office:value-type="float" office:value="3372.31732157069" calcext:value-type="float">
            <text:p>3372.31732157069</text:p>
          </table:table-cell>
          <table:table-cell/>
        </table:table-row>
        <table:table-row table:style-name="ro1">
          <table:table-cell/>
          <table:table-cell table:formula="of:=1000000/[.B16]" office:value-type="float" office:value="76687.1165644172" calcext:value-type="float">
            <text:p>76687.1165644172</text:p>
          </table:table-cell>
          <table:table-cell table:formula="of:=1000000/[.C16]" office:value-type="float" office:value="36793.1123293719" calcext:value-type="float">
            <text:p>36793.1123293719</text:p>
          </table:table-cell>
          <table:table-cell table:formula="of:=1000000/[.D16]" office:value-type="float" office:value="21204.4105173876" calcext:value-type="float">
            <text:p>21204.4105173876</text:p>
          </table:table-cell>
          <table:table-cell table:formula="of:=1000000/[.E16]" office:value-type="float" office:value="15851.8800329719" calcext:value-type="float">
            <text:p>15851.8800329719</text:p>
          </table:table-cell>
          <table:table-cell table:formula="of:=1000000/[.F16]" office:value-type="float" office:value="2994.44231506324" calcext:value-type="float">
            <text:p>2994.44231506324</text:p>
          </table:table-cell>
          <table:table-cell/>
        </table:table-row>
        <table:table-row table:style-name="ro1">
          <table:table-cell/>
          <table:table-cell table:formula="of:=1000000/[.B17]" office:value-type="float" office:value="49751.2437810945" calcext:value-type="float">
            <text:p>49751.2437810945</text:p>
          </table:table-cell>
          <table:table-cell table:formula="of:=1000000/[.C17]" office:value-type="float" office:value="21653.9269396505" calcext:value-type="float">
            <text:p>21653.9269396505</text:p>
          </table:table-cell>
          <table:table-cell table:formula="of:=1000000/[.D17]" office:value-type="float" office:value="2000.48011522765" calcext:value-type="float">
            <text:p>2000.48011522765</text:p>
          </table:table-cell>
          <table:table-cell table:formula="of:=1000000/[.E17]" office:value-type="float" office:value="1944.42067930281" calcext:value-type="float">
            <text:p>1944.42067930281</text:p>
          </table:table-cell>
          <table:table-cell table:formula="of:=1000000/[.F17]" office:value-type="float" office:value="3056.45890896643" calcext:value-type="float">
            <text:p>3056.45890896643</text:p>
          </table:table-cell>
          <table:table-cell/>
        </table:table-row>
      </table:table>
      <table:table table:name="Sheet5" table:style-name="ta1">
        <table:shapes>
          <draw:frame draw:z-index="0" draw:style-name="gr1" draw:text-style-name="P1" svg:width="650.92pt" svg:height="279.33pt" svg:x="0pt" svg:y="0pt">
            <loext:p draw:notify-on-update-of-ranges="osu_lat.A1:osu_lat.A1 osu_lat.A2:osu_lat.A17 osu_lat.B1:osu_lat.B1 osu_lat.B2:osu_lat.B17 osu_lat.C1:osu_lat.C1 osu_lat.C2:osu_lat.C17 osu_lat.D1:osu_lat.D1 osu_lat.D2:osu_lat.D17 osu_lat.E1:osu_lat.E1 osu_lat.E2:osu_lat.E17 osu_lat.F1:osu_lat.F1 osu_lat.F2:osu_lat.F17 osu_lat.G1:osu_lat.G1 osu_lat.G2:osu_lat.G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5">00/00/0000</text:date>, <text:time style:data-style-name="N2" text:time-value="21:24:57.6726869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40m0$Build-2</meta:generator>
    <dc:date>2018-05-15T21:47:42.069637641</dc:date>
    <meta:editing-duration>PT10H37M28S</meta:editing-duration>
    <meta:editing-cycles>27</meta:editing-cycles>
    <meta:document-statistic meta:table-count="5" meta:cell-count="31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3pt" style:font-size-asian="10pt" style:font-size-complex="10pt"/>
    </style:style>
    <style:style style:name="ch5" style:family="chart">
      <style:chart-properties style:rotation-angle="0"/>
      <style:text-properties fo:font-size="13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3pt" style:font-size-asian="10pt" style:font-size-complex="10pt"/>
    </style:style>
    <style:style style:name="ch7" style:family="chart">
      <style:chart-properties style:rotation-angle="90"/>
      <style:text-properties fo:font-size="13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Ultrafine_20_Dashed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Ultrafine_20_Dashed" svg:stroke-width="0.08cm" svg:stroke-color="#e3d200" draw:fill-color="#e3d2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Fine_20_Dashed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964cm" svg:height="9.855cm" xlink:href=".." xlink:type="simple" chart:class="chart:line" chart:style-name="ch1">
        <chart:legend svg:x="16.113cm" svg:y="2.751cm" style:legend-expansion="custom" chartooo:width="6.849cm" chartooo:height="3.295cm" style:legend-expansion-aspect-ratio="2.07860394537178" chart:style-name="ch2"/>
        <chart:plot-area chart:style-name="ch3" table:cell-range-address="osu_lat.A1:osu_lat.G17" chart:data-source-has-labels="both" svg:x="1.096cm" svg:y="0.306cm" svg:width="14.986cm" svg:height="8.813cm">
          <chartooo:coordinate-region svg:x="2.3cm" svg:y="0.545cm" svg:width="13.613cm" svg:height="7.146cm"/>
          <chart:axis chart:dimension="x" chart:name="primary-x" chart:style-name="ch4" chartooo:axis-type="auto">
            <chartooo:date-scale/>
            <chart:title svg:x="7.321cm" svg:y="8.81cm" chart:style-name="ch5">
              <text:p>Size (bytes)</text:p>
            </chart:title>
            <chart:categories table:cell-range-address="osu_lat.A2:osu_lat.A17"/>
          </chart:axis>
          <chart:axis chart:dimension="y" chart:name="primary-y" chart:style-name="ch6">
            <chart:title svg:x="0.462cm" svg:y="6.672cm" chart:style-name="ch7">
              <text:p>Average Latency (us)</text:p>
            </chart:title>
            <chart:grid chart:style-name="ch8" chart:class="major"/>
          </chart:axis>
          <chart:series chart:style-name="ch9" chart:values-cell-range-address="osu_lat.B2:osu_lat.B17" chart:label-cell-address="osu_lat.B1:osu_lat.B1" chart:class="chart:line">
            <chart:data-point chart:repeated="16"/>
          </chart:series>
          <chart:series chart:style-name="ch10" chart:values-cell-range-address="osu_lat.C2:osu_lat.C17" chart:label-cell-address="osu_lat.C1:osu_lat.C1" chart:class="chart:line">
            <chart:data-point chart:repeated="16"/>
          </chart:series>
          <chart:series chart:style-name="ch11" chart:values-cell-range-address="osu_lat.D2:osu_lat.D17" chart:label-cell-address="osu_lat.D1:osu_lat.D1" chart:class="chart:line">
            <chart:data-point chart:repeated="16"/>
          </chart:series>
          <chart:series chart:style-name="ch12" chart:values-cell-range-address="osu_lat.E2:osu_lat.E17" chart:label-cell-address="osu_lat.E1:osu_lat.E1" chart:class="chart:line">
            <chart:data-point chart:repeated="16"/>
          </chart:series>
          <chart:series chart:style-name="ch13" chart:values-cell-range-address="osu_lat.F2:osu_lat.F17" chart:label-cell-address="osu_lat.F1:osu_lat.F1" chart:class="chart:line">
            <chart:data-point chart:repeated="16"/>
          </chart:series>
          <chart:series chart:style-name="ch14" chart:values-cell-range-address="osu_lat.G2:osu_lat.G17" chart:label-cell-address="osu_lat.G1:osu_lat.G1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_mpi_infiniband</text:p>
                <draw:g>
                  <svg:desc>osu_lat.B1:osu_lat.B1</svg:desc>
                </draw:g>
              </table:table-cell>
              <table:table-cell office:value-type="string">
                <text:p>java_mpi_infiniband</text:p>
                <draw:g>
                  <svg:desc>osu_lat.C1:osu_lat.C1</svg:desc>
                </draw:g>
              </table:table-cell>
              <table:table-cell office:value-type="string">
                <text:p>c_mpi_tcp</text:p>
                <draw:g>
                  <svg:desc>osu_lat.D1:osu_lat.D1</svg:desc>
                </draw:g>
              </table:table-cell>
              <table:table-cell office:value-type="string">
                <text:p>java_mpi_tcp</text:p>
                <draw:g>
                  <svg:desc>osu_lat.E1:osu_lat.E1</svg:desc>
                </draw:g>
              </table:table-cell>
              <table:table-cell office:value-type="string">
                <text:p>java_socket_tcp</text:p>
                <draw:g>
                  <svg:desc>osu_lat.F1:osu_lat.F1</svg:desc>
                </draw:g>
              </table:table-cell>
              <table:table-cell office:value-type="string">
                <text:p>java_socket_tcp_open</text:p>
                <draw:g>
                  <svg:desc>osu_lat.G1:osu_lat.G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osu_lat.A2:osu_lat.A17</svg:desc>
                </draw:g>
              </table:table-cell>
              <table:table-cell office:value-type="float" office:value="1.52">
                <text:p>1.52</text:p>
                <draw:g>
                  <svg:desc>osu_lat.B2:osu_lat.B17</svg:desc>
                </draw:g>
              </table:table-cell>
              <table:table-cell office:value-type="float" office:value="5.131">
                <text:p>5.131</text:p>
                <draw:g>
                  <svg:desc>osu_lat.C2:osu_lat.C17</svg:desc>
                </draw:g>
              </table:table-cell>
              <table:table-cell office:value-type="float" office:value="13.82">
                <text:p>13.82</text:p>
                <draw:g>
                  <svg:desc>osu_lat.D2:osu_lat.D17</svg:desc>
                </draw:g>
              </table:table-cell>
              <table:table-cell office:value-type="float" office:value="19.762">
                <text:p>19.762</text:p>
                <draw:g>
                  <svg:desc>osu_lat.E2:osu_lat.E17</svg:desc>
                </draw:g>
              </table:table-cell>
              <table:table-cell office:value-type="float" office:value="370.651">
                <text:p>370.651</text:p>
                <draw:g>
                  <svg:desc>osu_lat.F2:osu_lat.F17</svg:desc>
                </draw:g>
              </table:table-cell>
              <table:table-cell office:value-type="float" office:value="32.839">
                <text:p>32.839</text:p>
                <draw:g>
                  <svg:desc>osu_lat.G2:osu_lat.G17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52">
                <text:p>1.52</text:p>
              </table:table-cell>
              <table:table-cell office:value-type="float" office:value="2.283">
                <text:p>2.283</text:p>
              </table:table-cell>
              <table:table-cell office:value-type="float" office:value="13.49">
                <text:p>13.49</text:p>
              </table:table-cell>
              <table:table-cell office:value-type="float" office:value="17.576">
                <text:p>17.576</text:p>
              </table:table-cell>
              <table:table-cell office:value-type="float" office:value="299.355">
                <text:p>299.355</text:p>
              </table:table-cell>
              <table:table-cell office:value-type="float" office:value="36.755">
                <text:p>36.75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56">
                <text:p>1.56</text:p>
              </table:table-cell>
              <table:table-cell office:value-type="float" office:value="2.078">
                <text:p>2.078</text:p>
              </table:table-cell>
              <table:table-cell office:value-type="float" office:value="12.24">
                <text:p>12.24</text:p>
              </table:table-cell>
              <table:table-cell office:value-type="float" office:value="16.118">
                <text:p>16.118</text:p>
              </table:table-cell>
              <table:table-cell office:value-type="float" office:value="238.492">
                <text:p>238.492</text:p>
              </table:table-cell>
              <table:table-cell office:value-type="float" office:value="27.043">
                <text:p>27.04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57">
                <text:p>1.57</text:p>
              </table:table-cell>
              <table:table-cell office:value-type="float" office:value="2.178">
                <text:p>2.178</text:p>
              </table:table-cell>
              <table:table-cell office:value-type="float" office:value="12.21">
                <text:p>12.21</text:p>
              </table:table-cell>
              <table:table-cell office:value-type="float" office:value="16.002">
                <text:p>16.002</text:p>
              </table:table-cell>
              <table:table-cell office:value-type="float" office:value="241.234">
                <text:p>241.234</text:p>
              </table:table-cell>
              <table:table-cell office:value-type="float" office:value="26.817">
                <text:p>26.81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59">
                <text:p>1.59</text:p>
              </table:table-cell>
              <table:table-cell office:value-type="float" office:value="2.194">
                <text:p>2.194</text:p>
              </table:table-cell>
              <table:table-cell office:value-type="float" office:value="12.24">
                <text:p>12.24</text:p>
              </table:table-cell>
              <table:table-cell office:value-type="float" office:value="16.238">
                <text:p>16.238</text:p>
              </table:table-cell>
              <table:table-cell office:value-type="float" office:value="244.724">
                <text:p>244.724</text:p>
              </table:table-cell>
              <table:table-cell office:value-type="float" office:value="26.922">
                <text:p>26.92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91">
                <text:p>1.91</text:p>
              </table:table-cell>
              <table:table-cell office:value-type="float" office:value="2.384">
                <text:p>2.384</text:p>
              </table:table-cell>
              <table:table-cell office:value-type="float" office:value="13.17">
                <text:p>13.17</text:p>
              </table:table-cell>
              <table:table-cell office:value-type="float" office:value="17.155">
                <text:p>17.155</text:p>
              </table:table-cell>
              <table:table-cell office:value-type="float" office:value="255.759">
                <text:p>255.759</text:p>
              </table:table-cell>
              <table:table-cell office:value-type="float" office:value="27.476">
                <text:p>27.47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.37">
                <text:p>2.37</text:p>
              </table:table-cell>
              <table:table-cell office:value-type="float" office:value="2.917">
                <text:p>2.917</text:p>
              </table:table-cell>
              <table:table-cell office:value-type="float" office:value="13.18">
                <text:p>13.18</text:p>
              </table:table-cell>
              <table:table-cell office:value-type="float" office:value="17.722">
                <text:p>17.722</text:p>
              </table:table-cell>
              <table:table-cell office:value-type="float" office:value="230.099">
                <text:p>230.099</text:p>
              </table:table-cell>
              <table:table-cell office:value-type="float" office:value="32.777">
                <text:p>32.77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.67">
                <text:p>2.67</text:p>
              </table:table-cell>
              <table:table-cell office:value-type="float" office:value="3.275">
                <text:p>3.275</text:p>
              </table:table-cell>
              <table:table-cell office:value-type="float" office:value="13.45">
                <text:p>13.45</text:p>
              </table:table-cell>
              <table:table-cell office:value-type="float" office:value="17.867">
                <text:p>17.867</text:p>
              </table:table-cell>
              <table:table-cell office:value-type="float" office:value="236.657">
                <text:p>236.657</text:p>
              </table:table-cell>
              <table:table-cell office:value-type="float" office:value="34.972">
                <text:p>34.97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.92">
                <text:p>2.92</text:p>
              </table:table-cell>
              <table:table-cell office:value-type="float" office:value="3.516">
                <text:p>3.516</text:p>
              </table:table-cell>
              <table:table-cell office:value-type="float" office:value="13.61">
                <text:p>13.61</text:p>
              </table:table-cell>
              <table:table-cell office:value-type="float" office:value="17.696">
                <text:p>17.696</text:p>
              </table:table-cell>
              <table:table-cell office:value-type="float" office:value="251.532">
                <text:p>251.532</text:p>
              </table:table-cell>
              <table:table-cell office:value-type="float" office:value="41.723">
                <text:p>41.72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.32">
                <text:p>3.32</text:p>
              </table:table-cell>
              <table:table-cell office:value-type="float" office:value="4.038">
                <text:p>4.038</text:p>
              </table:table-cell>
              <table:table-cell office:value-type="float" office:value="13.99">
                <text:p>13.99</text:p>
              </table:table-cell>
              <table:table-cell office:value-type="float" office:value="18.225">
                <text:p>18.225</text:p>
              </table:table-cell>
              <table:table-cell office:value-type="float" office:value="229.884">
                <text:p>229.884</text:p>
              </table:table-cell>
              <table:table-cell office:value-type="float" office:value="49.428">
                <text:p>49.428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4.21">
                <text:p>4.21</text:p>
              </table:table-cell>
              <table:table-cell office:value-type="float" office:value="5.02">
                <text:p>5.02</text:p>
              </table:table-cell>
              <table:table-cell office:value-type="float" office:value="18.12">
                <text:p>18.12</text:p>
              </table:table-cell>
              <table:table-cell office:value-type="float" office:value="23.552">
                <text:p>23.552</text:p>
              </table:table-cell>
              <table:table-cell office:value-type="float" office:value="245.748">
                <text:p>245.748</text:p>
              </table:table-cell>
              <table:table-cell office:value-type="float" office:value="12.018">
                <text:p>12.018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5.32">
                <text:p>5.32</text:p>
              </table:table-cell>
              <table:table-cell office:value-type="float" office:value="6.134">
                <text:p>6.134</text:p>
              </table:table-cell>
              <table:table-cell office:value-type="float" office:value="20.15">
                <text:p>20.15</text:p>
              </table:table-cell>
              <table:table-cell office:value-type="float" office:value="26.892">
                <text:p>26.892</text:p>
              </table:table-cell>
              <table:table-cell office:value-type="float" office:value="265.576">
                <text:p>265.576</text:p>
              </table:table-cell>
              <table:table-cell office:value-type="float" office:value="17.777">
                <text:p>17.777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7.33">
                <text:p>7.33</text:p>
              </table:table-cell>
              <table:table-cell office:value-type="float" office:value="9.452">
                <text:p>9.452</text:p>
              </table:table-cell>
              <table:table-cell office:value-type="float" office:value="24.98">
                <text:p>24.98</text:p>
              </table:table-cell>
              <table:table-cell office:value-type="float" office:value="31.987">
                <text:p>31.987</text:p>
              </table:table-cell>
              <table:table-cell office:value-type="float" office:value="285.228">
                <text:p>285.228</text:p>
              </table:table-cell>
              <table:table-cell office:value-type="float" office:value="31.284">
                <text:p>31.284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9.46">
                <text:p>9.46</text:p>
              </table:table-cell>
              <table:table-cell office:value-type="float" office:value="17.145">
                <text:p>17.145</text:p>
              </table:table-cell>
              <table:table-cell office:value-type="float" office:value="33.87">
                <text:p>33.87</text:p>
              </table:table-cell>
              <table:table-cell office:value-type="float" office:value="45.79">
                <text:p>45.79</text:p>
              </table:table-cell>
              <table:table-cell office:value-type="float" office:value="296.532">
                <text:p>296.532</text:p>
              </table:table-cell>
              <table:table-cell office:value-type="float" office:value="56.237">
                <text:p>56.237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13.04">
                <text:p>13.04</text:p>
              </table:table-cell>
              <table:table-cell office:value-type="float" office:value="27.179">
                <text:p>27.179</text:p>
              </table:table-cell>
              <table:table-cell office:value-type="float" office:value="47.16">
                <text:p>47.16</text:p>
              </table:table-cell>
              <table:table-cell office:value-type="float" office:value="63.084">
                <text:p>63.084</text:p>
              </table:table-cell>
              <table:table-cell office:value-type="float" office:value="333.952">
                <text:p>333.952</text:p>
              </table:table-cell>
              <table:table-cell office:value-type="float" office:value="117.833">
                <text:p>117.833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20.1">
                <text:p>20.1</text:p>
              </table:table-cell>
              <table:table-cell office:value-type="float" office:value="46.181">
                <text:p>46.181</text:p>
              </table:table-cell>
              <table:table-cell office:value-type="float" office:value="499.88">
                <text:p>499.88</text:p>
              </table:table-cell>
              <table:table-cell office:value-type="float" office:value="514.292">
                <text:p>514.292</text:p>
              </table:table-cell>
              <table:table-cell office:value-type="float" office:value="327.176">
                <text:p>327.176</text:p>
              </table:table-cell>
              <table:table-cell office:value-type="float" office:value="278.136">
                <text:p>278.1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3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3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Ultrafine_20_2_20_Dots_20_3_20_Dashes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Ultrafine_20_Dashed" svg:stroke-width="0.08cm" svg:stroke-color="#00a65d" draw:fill-color="#00a65d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346cm" svg:height="9.855cm" xlink:href=".." xlink:type="simple" chart:class="chart:line" chart:style-name="ch1">
        <chart:legend chart:legend-position="end" svg:x="9.378cm" svg:y="4.05cm" style:legend-expansion="high" chart:style-name="ch2"/>
        <chart:plot-area chart:style-name="ch3" table:cell-range-address="latency_pt2pt_roundtrip.A1:latency_pt2pt_roundtrip.D11" chart:data-source-has-labels="both" svg:x="1.487cm" svg:y="0.195cm" svg:width="7.719cm" svg:height="7.655cm">
          <chartooo:coordinate-region svg:x="2.347cm" svg:y="0.435cm" svg:width="6.619cm" svg:height="6.689cm"/>
          <chart:axis chart:dimension="x" chart:name="primary-x" chart:style-name="ch4" chartooo:axis-type="auto">
            <chartooo:date-scale/>
            <chart:title svg:x="3.53cm" svg:y="8.047cm" chart:style-name="ch5">
              <text:p>Number of Nodes

( b )</text:p>
            </chart:title>
            <chart:categories table:cell-range-address="latency_pt2pt_roundtrip.A2:latency_pt2pt_roundtrip.A11"/>
          </chart:axis>
          <chart:axis chart:dimension="y" chart:name="primary-y" chart:style-name="ch6">
            <chart:title svg:x="0.449cm" svg:y="6.301cm" chart:style-name="ch7">
              <text:p>Average Latency (ms)</text:p>
            </chart:title>
            <chart:grid chart:style-name="ch8" chart:class="major"/>
          </chart:axis>
          <chart:series chart:style-name="ch9" chart:values-cell-range-address="latency_pt2pt_roundtrip.B2:latency_pt2pt_roundtrip.B11" chart:label-cell-address="latency_pt2pt_roundtrip.B1:latency_pt2pt_roundtrip.B1" chart:class="chart:line">
            <chart:data-point chart:repeated="10"/>
          </chart:series>
          <chart:series chart:style-name="ch10" chart:values-cell-range-address="latency_pt2pt_roundtrip.C2:latency_pt2pt_roundtrip.C11" chart:label-cell-address="latency_pt2pt_roundtrip.C1:latency_pt2pt_roundtrip.C1" chart:class="chart:line">
            <chart:data-point chart:repeated="10"/>
          </chart:series>
          <chart:series chart:style-name="ch11" chart:values-cell-range-address="latency_pt2pt_roundtrip.D2:latency_pt2pt_roundtrip.D11" chart:label-cell-address="latency_pt2pt_roundtrip.D1:latency_pt2pt_roundtrip.D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cket_tcp</text:p>
                <draw:g>
                  <svg:desc>latency_pt2pt_roundtrip.B1:latency_pt2pt_roundtrip.B1</svg:desc>
                </draw:g>
              </table:table-cell>
              <table:table-cell office:value-type="string">
                <text:p>mpi_infiniband</text:p>
                <draw:g>
                  <svg:desc>latency_pt2pt_roundtrip.C1:latency_pt2pt_roundtrip.C1</svg:desc>
                </draw:g>
              </table:table-cell>
              <table:table-cell office:value-type="string">
                <text:p>mpi_tcp</text:p>
                <draw:g>
                  <svg:desc>latency_pt2pt_roundtrip.D1:latency_pt2pt_roundtrip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atency_pt2pt_roundtrip.A2:latency_pt2pt_roundtrip.A11</svg:desc>
                </draw:g>
              </table:table-cell>
              <table:table-cell office:value-type="float" office:value="0.639">
                <text:p>0.639</text:p>
                <draw:g>
                  <svg:desc>latency_pt2pt_roundtrip.B2:latency_pt2pt_roundtrip.B11</svg:desc>
                </draw:g>
              </table:table-cell>
              <table:table-cell office:value-type="float" office:value="1.093">
                <text:p>1.093</text:p>
                <draw:g>
                  <svg:desc>latency_pt2pt_roundtrip.C2:latency_pt2pt_roundtrip.C11</svg:desc>
                </draw:g>
              </table:table-cell>
              <table:table-cell office:value-type="float" office:value="1.132">
                <text:p>1.132</text:p>
                <draw:g>
                  <svg:desc>latency_pt2pt_roundtrip.D2:latency_pt2pt_roundtrip.D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815">
                <text:p>0.815</text:p>
              </table:table-cell>
              <table:table-cell office:value-type="float" office:value="1.725">
                <text:p>1.725</text:p>
              </table:table-cell>
              <table:table-cell office:value-type="float" office:value="1.605">
                <text:p>1.60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7">
                <text:p>0.7</text:p>
              </table:table-cell>
              <table:table-cell office:value-type="float" office:value="0.413">
                <text:p>0.413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79">
                <text:p>0.779</text:p>
              </table:table-cell>
              <table:table-cell office:value-type="float" office:value="0.56">
                <text:p>0.56</text:p>
              </table:table-cell>
              <table:table-cell office:value-type="float" office:value="0.453">
                <text:p>0.45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46">
                <text:p>0.846</text:p>
              </table:table-cell>
              <table:table-cell office:value-type="float" office:value="0.787">
                <text:p>0.787</text:p>
              </table:table-cell>
              <table:table-cell office:value-type="float" office:value="0.537">
                <text:p>0.53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84">
                <text:p>0.984</text:p>
              </table:table-cell>
              <table:table-cell office:value-type="float" office:value="0.645">
                <text:p>0.645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4">
                <text:p>0.94</text:p>
              </table:table-cell>
              <table:table-cell office:value-type="float" office:value="0.572">
                <text:p>0.572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82">
                <text:p>0.882</text:p>
              </table:table-cell>
              <table:table-cell office:value-type="float" office:value="0.572">
                <text:p>0.57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57">
                <text:p>0.957</text:p>
              </table:table-cell>
              <table:table-cell office:value-type="float" office:value="0.667">
                <text:p>0.667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05">
                <text:p>0.705</text:p>
              </table:table-cell>
              <table:table-cell office:value-type="float" office:value="0.871">
                <text:p>0.871</text:p>
              </table:table-cell>
              <table:table-cell office:value-type="float" office:value="0.818">
                <text:p>0.8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3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3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Ultrafine_20_2_20_Dots_20_3_20_Dashes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Ultrafine_20_Dashed" svg:stroke-width="0.08cm" svg:stroke-color="#00a65d" draw:fill-color="#00a65d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032cm" svg:height="9.749cm" xlink:href=".." xlink:type="simple" chart:class="chart:line" chart:style-name="ch1">
        <chart:plot-area chart:style-name="ch2" table:cell-range-address="latency_leader_roundtrip.A1:latency_leader_roundtrip.D11" chart:data-source-has-labels="both" svg:x="1.009cm" svg:y="0.209cm" svg:width="7.717cm" svg:height="7.668cm">
          <chartooo:coordinate-region svg:x="1.869cm" svg:y="0.448cm" svg:width="6.617cm" svg:height="6.703cm"/>
          <chart:axis chart:dimension="x" chart:name="primary-x" chart:style-name="ch3" chartooo:axis-type="auto">
            <chartooo:date-scale/>
            <chart:title svg:x="3.051cm" svg:y="8.045cm" chart:style-name="ch4">
              <text:p>Number of Nodes

( a )</text:p>
            </chart:title>
            <chart:categories table:cell-range-address="latency_leader_roundtrip.A2:latency_leader_roundtrip.A11"/>
          </chart:axis>
          <chart:axis chart:dimension="y" chart:name="primary-y" chart:style-name="ch5">
            <chart:title svg:x="0.077cm" svg:y="6.322cm" chart:style-name="ch6">
              <text:p>Average Latency (ms)</text:p>
            </chart:title>
            <chart:grid chart:style-name="ch7" chart:class="major"/>
          </chart:axis>
          <chart:series chart:style-name="ch8" chart:values-cell-range-address="latency_leader_roundtrip.B2:latency_leader_roundtrip.B11" chart:label-cell-address="latency_leader_roundtrip.B1:latency_leader_roundtrip.B1" chart:class="chart:line">
            <chart:data-point chart:repeated="10"/>
          </chart:series>
          <chart:series chart:style-name="ch9" chart:values-cell-range-address="latency_leader_roundtrip.C2:latency_leader_roundtrip.C11" chart:label-cell-address="latency_leader_roundtrip.C1:latency_leader_roundtrip.C1" chart:class="chart:line">
            <chart:data-point chart:repeated="10"/>
          </chart:series>
          <chart:series chart:style-name="ch10" chart:values-cell-range-address="latency_leader_roundtrip.D2:latency_leader_roundtrip.D11" chart:label-cell-address="latency_leader_roundtrip.D1:latency_leader_roundtrip.D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cket_tcp</text:p>
                <draw:g>
                  <svg:desc>latency_leader_roundtrip.B1:latency_leader_roundtrip.B1</svg:desc>
                </draw:g>
              </table:table-cell>
              <table:table-cell office:value-type="string">
                <text:p>mpi_infiniband</text:p>
                <draw:g>
                  <svg:desc>latency_leader_roundtrip.C1:latency_leader_roundtrip.C1</svg:desc>
                </draw:g>
              </table:table-cell>
              <table:table-cell office:value-type="string">
                <text:p>mpi_tcp</text:p>
                <draw:g>
                  <svg:desc>latency_leader_roundtrip.D1:latency_leader_roundtrip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atency_leader_roundtrip.A2:latency_leader_roundtrip.A11</svg:desc>
                </draw:g>
              </table:table-cell>
              <table:table-cell office:value-type="float" office:value="0.872">
                <text:p>0.872</text:p>
                <draw:g>
                  <svg:desc>latency_leader_roundtrip.B2:latency_leader_roundtrip.B11</svg:desc>
                </draw:g>
              </table:table-cell>
              <table:table-cell office:value-type="float" office:value="2.35">
                <text:p>2.35</text:p>
                <draw:g>
                  <svg:desc>latency_leader_roundtrip.C2:latency_leader_roundtrip.C11</svg:desc>
                </draw:g>
              </table:table-cell>
              <table:table-cell office:value-type="float" office:value="2.222">
                <text:p>2.222</text:p>
                <draw:g>
                  <svg:desc>latency_leader_roundtrip.D2:latency_leader_roundtrip.D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538">
                <text:p>1.538</text:p>
              </table:table-cell>
              <table:table-cell office:value-type="float" office:value="3.096">
                <text:p>3.096</text:p>
              </table:table-cell>
              <table:table-cell office:value-type="float" office:value="3.366">
                <text:p>3.36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708">
                <text:p>1.708</text:p>
              </table:table-cell>
              <table:table-cell office:value-type="float" office:value="0.756">
                <text:p>0.756</text:p>
              </table:table-cell>
              <table:table-cell office:value-type="float" office:value="0.976">
                <text:p>0.97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758">
                <text:p>1.758</text:p>
              </table:table-cell>
              <table:table-cell office:value-type="float" office:value="1.066">
                <text:p>1.066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954">
                <text:p>1.954</text:p>
              </table:table-cell>
              <table:table-cell office:value-type="float" office:value="1.456">
                <text:p>1.456</text:p>
              </table:table-cell>
              <table:table-cell office:value-type="float" office:value="1.288">
                <text:p>1.28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608">
                <text:p>2.608</text:p>
              </table:table-cell>
              <table:table-cell office:value-type="float" office:value="1.604">
                <text:p>1.604</text:p>
              </table:table-cell>
              <table:table-cell office:value-type="float" office:value="1.594">
                <text:p>1.59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822">
                <text:p>2.822</text:p>
              </table:table-cell>
              <table:table-cell office:value-type="float" office:value="1.638">
                <text:p>1.638</text:p>
              </table:table-cell>
              <table:table-cell office:value-type="float" office:value="1.714">
                <text:p>1.7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824">
                <text:p>2.824</text:p>
              </table:table-cell>
              <table:table-cell office:value-type="float" office:value="1.842">
                <text:p>1.842</text:p>
              </table:table-cell>
              <table:table-cell office:value-type="float" office:value="2.093">
                <text:p>2.09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842">
                <text:p>2.842</text:p>
              </table:table-cell>
              <table:table-cell office:value-type="float" office:value="2.414">
                <text:p>2.414</text:p>
              </table:table-cell>
              <table:table-cell office:value-type="float" office:value="2.163">
                <text:p>2.16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74">
                <text:p>2.74</text:p>
              </table:table-cell>
              <table:table-cell office:value-type="float" office:value="2.098">
                <text:p>2.098</text:p>
              </table:table-cell>
              <table:table-cell office:value-type="float" office:value="2.05">
                <text:p>2.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047cm" svg:y="3.784cm" style:legend-expansion="high" chart:style-name="ch2"/>
        <chart:plot-area chart:style-name="ch3" table:cell-range-address="latency_pt2pt_roundtrip.A20:latency_pt2pt_roundtrip.D25" chart:data-source-has-labels="both" svg:x="0.319cm" svg:y="0.18cm" svg:width="12.409cm" svg:height="8.645cm">
          <chartooo:coordinate-region svg:x="1.311cm" svg:y="0.353cm" svg:width="11.417cm" svg:height="7.878cm"/>
          <chart:axis chart:dimension="x" chart:name="primary-x" chart:style-name="ch4" chartooo:axis-type="auto">
            <chartooo:date-scale/>
            <chart:categories table:cell-range-address="latency_pt2pt_roundtrip.A21:latency_pt2pt_roundtrip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atency_pt2pt_roundtrip.B21:latency_pt2pt_roundtrip.B25" chart:label-cell-address="latency_pt2pt_roundtrip.B20:latency_pt2pt_roundtrip.B20" chart:class="chart:bar">
            <chart:data-point chart:repeated="5"/>
          </chart:series>
          <chart:series chart:style-name="ch8" chart:values-cell-range-address="latency_pt2pt_roundtrip.C21:latency_pt2pt_roundtrip.C25" chart:label-cell-address="latency_pt2pt_roundtrip.C20:latency_pt2pt_roundtrip.C20" chart:class="chart:bar">
            <chart:data-point chart:repeated="5"/>
          </chart:series>
          <chart:series chart:style-name="ch9" chart:values-cell-range-address="latency_pt2pt_roundtrip.D21:latency_pt2pt_roundtrip.D25" chart:label-cell-address="latency_pt2pt_roundtrip.D20:latency_pt2pt_roundtrip.D20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cket_tcp</text:p>
                <draw:g>
                  <svg:desc>latency_pt2pt_roundtrip.B20:latency_pt2pt_roundtrip.B20</svg:desc>
                </draw:g>
              </table:table-cell>
              <table:table-cell office:value-type="string">
                <text:p>mpi_infiniband</text:p>
                <draw:g>
                  <svg:desc>latency_pt2pt_roundtrip.C20:latency_pt2pt_roundtrip.C20</svg:desc>
                </draw:g>
              </table:table-cell>
              <table:table-cell office:value-type="string">
                <text:p>mpi_tcp</text:p>
                <draw:g>
                  <svg:desc>latency_pt2pt_roundtrip.D20:latency_pt2pt_roundtrip.D2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atency_pt2pt_roundtrip.A21:latency_pt2pt_roundtrip.A25</svg:desc>
                </draw:g>
              </table:table-cell>
              <table:table-cell office:value-type="float" office:value="1564.94522691706">
                <text:p>1564.94522691706</text:p>
                <draw:g>
                  <svg:desc>latency_pt2pt_roundtrip.B21:latency_pt2pt_roundtrip.B25</svg:desc>
                </draw:g>
              </table:table-cell>
              <table:table-cell office:value-type="float" office:value="914.913083257091">
                <text:p>914.913083257091</text:p>
                <draw:g>
                  <svg:desc>latency_pt2pt_roundtrip.C21:latency_pt2pt_roundtrip.C25</svg:desc>
                </draw:g>
              </table:table-cell>
              <table:table-cell office:value-type="float" office:value="883.39222614841">
                <text:p>883.39222614841</text:p>
                <draw:g>
                  <svg:desc>latency_pt2pt_roundtrip.D21:latency_pt2pt_roundtrip.D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26.99386503067">
                <text:p>1226.99386503067</text:p>
              </table:table-cell>
              <table:table-cell office:value-type="float" office:value="579.710144927536">
                <text:p>579.710144927536</text:p>
              </table:table-cell>
              <table:table-cell office:value-type="float" office:value="623.052959501558">
                <text:p>623.05295950155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28.57142857143">
                <text:p>1428.57142857143</text:p>
              </table:table-cell>
              <table:table-cell office:value-type="float" office:value="2421.30750605327">
                <text:p>2421.30750605327</text:p>
              </table:table-cell>
              <table:table-cell office:value-type="float" office:value="1904.7619047619">
                <text:p>1904.761904761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83.69704749679">
                <text:p>1283.69704749679</text:p>
              </table:table-cell>
              <table:table-cell office:value-type="float" office:value="1785.71428571429">
                <text:p>1785.71428571429</text:p>
              </table:table-cell>
              <table:table-cell office:value-type="float" office:value="2207.5055187638">
                <text:p>2207.505518763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82.03309692671">
                <text:p>1182.03309692671</text:p>
              </table:table-cell>
              <table:table-cell office:value-type="float" office:value="1270.64803049555">
                <text:p>1270.64803049555</text:p>
              </table:table-cell>
              <table:table-cell office:value-type="float" office:value="1862.19739292365">
                <text:p>1862.197392923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